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6f1d"/>
    </style:style>
    <style:style style:name="P2" style:family="paragraph" style:parent-style-name="Standard">
      <style:text-properties officeooo:rsid="000f6f1d" officeooo:paragraph-rsid="000f6f1d"/>
    </style:style>
    <style:style style:name="P3" style:family="paragraph" style:parent-style-name="Standard">
      <style:text-properties fo:color="#0066b3" fo:font-style="normal" fo:font-weight="bold" officeooo:rsid="000f6f1d" officeooo:paragraph-rsid="000f6f1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66b3" fo:font-weight="bold" officeooo:rsid="001950f4" officeooo:paragraph-rsid="001950f4" style:font-weight-asian="bold" style:font-weight-complex="bold"/>
    </style:style>
    <style:style style:name="P5" style:family="paragraph" style:parent-style-name="Standard">
      <style:text-properties fo:color="#0066b3" fo:font-weight="bold" officeooo:rsid="000f6f1d" officeooo:paragraph-rsid="00186983" style:font-weight-asian="bold" style:font-weight-complex="bold"/>
    </style:style>
    <style:style style:name="P6" style:family="paragraph" style:parent-style-name="Standard">
      <style:text-properties officeooo:rsid="0010f2a7" officeooo:paragraph-rsid="0010f2a7"/>
    </style:style>
    <style:style style:name="P7" style:family="paragraph" style:parent-style-name="Standard">
      <style:text-properties officeooo:rsid="00187539" officeooo:paragraph-rsid="00187539"/>
    </style:style>
    <style:style style:name="P8" style:family="paragraph" style:parent-style-name="Standard">
      <style:text-properties officeooo:rsid="001950f4" officeooo:paragraph-rsid="001950f4"/>
    </style:style>
    <style:style style:name="P9" style:family="paragraph" style:parent-style-name="Standard">
      <style:text-properties fo:font-size="16pt" fo:font-weight="bold" officeooo:rsid="000f6f1d" officeooo:paragraph-rsid="00186983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f6f1d" officeooo:paragraph-rsid="000f6f1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0pt" officeooo:rsid="000f6f1d" officeooo:paragraph-rsid="000f6f1d" style:font-size-asian="10pt" style:font-size-complex="10pt"/>
    </style:style>
    <style:style style:name="P12" style:family="paragraph" style:parent-style-name="Standard">
      <style:text-properties fo:font-size="10pt" officeooo:rsid="0010f2a7" officeooo:paragraph-rsid="0010f2a7" style:font-size-asian="10pt" style:font-size-complex="10pt"/>
    </style:style>
    <style:style style:name="P13" style:family="paragraph" style:parent-style-name="Standard">
      <style:text-properties fo:font-size="10pt" officeooo:rsid="0013110a" officeooo:paragraph-rsid="0013110a" style:font-size-asian="10pt" style:font-size-complex="10pt"/>
    </style:style>
    <style:style style:name="P14" style:family="paragraph" style:parent-style-name="Standard">
      <style:text-properties fo:font-size="10pt" officeooo:rsid="001a9ae2" officeooo:paragraph-rsid="001a9ae2" style:font-size-asian="10pt" style:font-size-complex="10pt"/>
    </style:style>
    <style:style style:name="P15" style:family="paragraph" style:parent-style-name="Standard">
      <style:text-properties fo:font-size="10pt" officeooo:rsid="001dd4f0" officeooo:paragraph-rsid="001dd4f0" style:font-size-asian="10pt" style:font-size-complex="10pt"/>
    </style:style>
    <style:style style:name="P16" style:family="paragraph" style:parent-style-name="Standard">
      <style:text-properties fo:font-size="10pt" officeooo:rsid="001dd4f0" officeooo:paragraph-rsid="001f60f0" style:font-size-asian="10pt" style:font-size-complex="10pt"/>
    </style:style>
    <style:style style:name="P17" style:family="paragraph" style:parent-style-name="Standard">
      <style:text-properties fo:font-size="10pt" officeooo:rsid="001950f4" officeooo:paragraph-rsid="001950f4" style:font-size-asian="10pt" style:font-size-complex="10pt"/>
    </style:style>
    <style:style style:name="P18" style:family="paragraph" style:parent-style-name="Standard">
      <style:text-properties fo:font-size="10pt" officeooo:rsid="001f60f0" officeooo:paragraph-rsid="001f60f0" style:font-size-asian="10pt" style:font-size-complex="10pt"/>
    </style:style>
    <style:style style:name="P19" style:family="paragraph" style:parent-style-name="Standard">
      <style:text-properties fo:font-size="10pt" officeooo:rsid="00187539" officeooo:paragraph-rsid="00187539" style:font-size-asian="10pt" style:font-size-complex="10pt"/>
    </style:style>
    <style:style style:name="P20" style:family="paragraph" style:parent-style-name="Standard">
      <style:text-properties fo:font-size="10pt" officeooo:rsid="001af4ba" officeooo:paragraph-rsid="001af4ba" style:font-size-asian="10pt" style:font-size-complex="10pt"/>
    </style:style>
    <style:style style:name="P21" style:family="paragraph" style:parent-style-name="Standard">
      <style:text-properties fo:font-size="10pt" officeooo:rsid="001b7fe9" officeooo:paragraph-rsid="001b7fe9" style:font-size-asian="10pt" style:font-size-complex="10pt"/>
    </style:style>
    <style:style style:name="P22" style:family="paragraph" style:parent-style-name="Standard">
      <style:text-properties fo:font-size="10pt" officeooo:rsid="001cbdf5" officeooo:paragraph-rsid="001cbdf5" style:font-size-asian="10pt" style:font-size-complex="10pt"/>
    </style:style>
    <style:style style:name="P23" style:family="paragraph" style:parent-style-name="Standard">
      <style:text-properties fo:font-size="10pt" officeooo:rsid="0021bb19" officeooo:paragraph-rsid="0021bb19" style:font-size-asian="10pt" style:font-size-complex="10pt"/>
    </style:style>
    <style:style style:name="P24" style:family="paragraph" style:parent-style-name="Standard">
      <style:text-properties fo:font-size="10pt" officeooo:rsid="0025d6bc" officeooo:paragraph-rsid="0025d6bc" style:font-size-asian="10pt" style:font-size-complex="10pt"/>
    </style:style>
    <style:style style:name="P25" style:family="paragraph" style:parent-style-name="Standard">
      <style:text-properties fo:font-size="10pt" officeooo:rsid="0026fee0" officeooo:paragraph-rsid="0026fee0" style:font-size-asian="10pt" style:font-size-complex="10pt"/>
    </style:style>
    <style:style style:name="P26" style:family="paragraph" style:parent-style-name="Standard">
      <style:text-properties fo:font-size="10pt" officeooo:rsid="002789aa" officeooo:paragraph-rsid="002789aa" style:font-size-asian="10pt" style:font-size-complex="10pt"/>
    </style:style>
    <style:style style:name="P27" style:family="paragraph" style:parent-style-name="Standard">
      <style:text-properties fo:font-size="10pt" officeooo:rsid="002394f1" officeooo:paragraph-rsid="002394f1" style:font-size-asian="10pt" style:font-size-complex="10pt"/>
    </style:style>
    <style:style style:name="P28" style:family="paragraph" style:parent-style-name="Standard">
      <style:text-properties fo:font-size="10pt" officeooo:rsid="0027f51c" officeooo:paragraph-rsid="0027f51c" style:font-size-asian="10pt" style:font-size-complex="10pt"/>
    </style:style>
    <style:style style:name="P29" style:family="paragraph" style:parent-style-name="Standard">
      <style:text-properties fo:font-size="10pt" officeooo:rsid="002a3ee0" officeooo:paragraph-rsid="002a3ee0" style:font-size-asian="10pt" style:font-size-complex="10pt"/>
    </style:style>
    <style:style style:name="P30" style:family="paragraph" style:parent-style-name="Standard">
      <style:text-properties fo:font-size="10pt" fo:font-style="normal" officeooo:rsid="00112f0d" officeooo:paragraph-rsid="00112f0d" style:font-size-asian="10pt" style:font-style-asian="normal" style:font-size-complex="10pt" style:font-style-complex="normal"/>
    </style:style>
    <style:style style:name="P31" style:family="paragraph" style:parent-style-name="Standard">
      <style:text-properties fo:font-size="10pt" fo:font-style="normal" officeooo:rsid="001cb39a" officeooo:paragraph-rsid="001cb39a" style:font-size-asian="10pt" style:font-style-asian="normal" style:font-size-complex="10pt" style:font-style-complex="normal"/>
    </style:style>
    <style:style style:name="P32" style:family="paragraph" style:parent-style-name="Standard">
      <style:text-properties fo:font-size="10pt" fo:font-style="normal" officeooo:rsid="002394f1" officeooo:paragraph-rsid="002394f1" style:font-size-asian="8.75pt" style:font-style-asian="normal" style:font-size-complex="10pt" style:font-style-complex="normal"/>
    </style:style>
    <style:style style:name="P33" style:family="paragraph" style:parent-style-name="Standard">
      <style:text-properties fo:font-size="10pt" fo:font-weight="bold" officeooo:rsid="000f6f1d" officeooo:paragraph-rsid="000f6f1d" style:font-size-asian="10pt" style:font-weight-asian="bold" style:font-size-complex="10pt" style:font-weight-complex="bold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Standard">
      <style:text-properties fo:font-size="10pt" officeooo:rsid="002a3ee0" officeooo:paragraph-rsid="002a3ee0" style:font-size-asian="10pt" style:font-size-complex="10pt"/>
    </style:style>
    <style:style style:name="P36" style:family="paragraph" style:parent-style-name="Standard">
      <style:text-properties fo:font-size="10pt" officeooo:rsid="002b44c3" officeooo:paragraph-rsid="002b44c3" style:font-size-asian="10pt" style:font-size-complex="10pt"/>
    </style:style>
    <style:style style:name="P37" style:family="paragraph" style:parent-style-name="Standard">
      <style:text-properties fo:font-size="10pt" officeooo:rsid="001af4ba" officeooo:paragraph-rsid="001af4ba" style:font-size-asian="10pt" style:font-size-complex="10pt"/>
    </style:style>
    <style:style style:name="P38" style:family="paragraph" style:parent-style-name="Standard">
      <style:text-properties fo:font-size="10pt" officeooo:rsid="002c4c22" officeooo:paragraph-rsid="002c4c22" style:font-size-asian="10pt" style:font-size-complex="10pt"/>
    </style:style>
    <style:style style:name="P39" style:family="paragraph" style:parent-style-name="Standard">
      <style:text-properties fo:font-size="10pt" officeooo:rsid="001f60f0" officeooo:paragraph-rsid="002c4c22" style:font-size-asian="10pt" style:font-size-complex="10pt"/>
    </style:style>
    <style:style style:name="P40" style:family="paragraph" style:parent-style-name="Standard">
      <style:text-properties fo:font-size="10pt" fo:font-style="normal" officeooo:rsid="0028fc76" officeooo:paragraph-rsid="0028fc76" style:font-size-asian="8.75pt" style:font-style-asian="normal" style:font-size-complex="10pt" style:font-style-complex="normal"/>
    </style:style>
    <style:style style:name="P41" style:family="paragraph" style:parent-style-name="Standard">
      <style:text-properties fo:font-size="10pt" fo:font-style="normal" officeooo:rsid="002c4c22" officeooo:paragraph-rsid="002c4c22" style:font-size-asian="8.75pt" style:font-style-asian="normal" style:font-size-complex="10pt" style:font-style-complex="normal"/>
    </style:style>
    <style:style style:name="P42" style:family="paragraph" style:parent-style-name="Standard">
      <style:text-properties fo:font-size="10pt" style:text-underline-style="none" officeooo:rsid="002c4c22" officeooo:paragraph-rsid="002c4c22" style:font-size-asian="10pt" style:font-size-complex="10pt"/>
    </style:style>
    <style:style style:name="P43" style:family="paragraph" style:parent-style-name="Standard">
      <style:text-properties fo:font-size="10pt" fo:font-style="italic" style:text-underline-style="solid" style:text-underline-width="auto" style:text-underline-color="font-color" officeooo:rsid="002c4c22" officeooo:paragraph-rsid="002c4c22" style:font-size-asian="10pt" style:font-style-asian="italic" style:font-size-complex="10pt" style:font-style-complex="italic"/>
    </style:style>
    <style:style style:name="P44" style:family="paragraph" style:parent-style-name="Standard">
      <style:text-properties officeooo:rsid="001950f4" officeooo:paragraph-rsid="001950f4"/>
    </style:style>
    <style:style style:name="P45" style:family="paragraph" style:parent-style-name="Standard">
      <style:text-properties fo:color="#0066b3" fo:font-weight="bold" officeooo:rsid="001950f4" officeooo:paragraph-rsid="002c4c22" style:font-weight-asian="bold" style:font-weight-complex="bold"/>
    </style:style>
    <style:style style:name="T1" style:family="text">
      <style:text-properties fo:color="#ce181e"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884" style:font-weight-asian="bold" style:font-weight-complex="bold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70884"/>
    </style:style>
    <style:style style:name="T7" style:family="text">
      <style:text-properties officeooo:rsid="00186983"/>
    </style:style>
    <style:style style:name="T8" style:family="text">
      <style:text-properties officeooo:rsid="00187539"/>
    </style:style>
    <style:style style:name="T9" style:family="text">
      <style:text-properties officeooo:rsid="001f60f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789aa"/>
    </style:style>
    <style:style style:name="T12" style:family="text">
      <style:text-properties officeooo:rsid="002b44c3"/>
    </style:style>
    <style:style style:name="T13" style:family="text">
      <style:text-properties officeooo:rsid="002c4c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<text:span text:style-name="Strong_20_Emphasis"><text:span text:style-name="T1">HTML5 e CSS3 parte 1: A primeira página da Web</text:span></text:span></text:h>
      <text:p text:style-name="Standard"/>
      <text:p text:style-name="Standard"/>
      <text:p text:style-name="Standard"/>
      <text:p text:style-name="P10">Formatação HTML</text:p>
      <text:p text:style-name="P11">- <text:span text:style-name="T6">O arquivo HTML possui duas divisões: </text:span><text:span text:style-name="T3">Head</text:span><text:span text:style-name="T6"> – Cabeçalho e </text:span><text:span text:style-name="T3">Body</text:span><text:span text:style-name="T6"> - Corpo</text:span></text:p>
      <text:p text:style-name="P2"/>
      <text:p text:style-name="P3">-&gt; Tag</text:p>
      <text:p text:style-name="P12"><text:span text:style-name="T2">DOCTYPE </text:span><text:span text:style-name="T5">= primeira tag a ser utilizada para identificar a linguagem </text:span><text:span text:style-name="T4">&lt;!DOCTYPE html&gt;</text:span></text:p>
      <text:p text:style-name="P30"><text:span text:style-name="T2">meta</text:span><text:span text:style-name="T5"> = Carácter </text:span><text:span text:style-name="T4">&lt;meta charset=“UTF-8”&gt;</text:span></text:p>
      <text:p text:style-name="P30"><text:span text:style-name="T2">lang</text:span><text:span text:style-name="T5"> = Idioma </text:span><text:span text:style-name="T4">&lt;html lang=“pt-br”&gt;</text:span></text:p>
      <text:p text:style-name="P13"><text:span text:style-name="T2">title </text:span><text:span text:style-name="T5">= Título da Página (Nome na aba)</text:span></text:p>
      <text:p text:style-name="P14"><text:span text:style-name="T2">link</text:span><text:span text:style-name="T5"> = Relacionar outro arquivo (arquivo de css) </text:span><text:span text:style-name="T4">&lt;link rel=“stylesheet” href=“styles.css”&gt;</text:span></text:p>
      <text:p text:style-name="P31"><text:span text:style-name="T2">img</text:span><text:span text:style-name="T5"> = Imagem </text:span><text:span text:style-name="T4">&lt;img src=“banner.png”&gt;</text:span></text:p>
      <text:p text:style-name="P32"><text:span text:style-name="T2">header</text:span><text:span text:style-name="T5"> = Cabeçalho</text:span></text:p>
      <text:p text:style-name="P40"><text:span text:style-name="T2">main</text:span><text:span text:style-name="T5"> = Conteúdo Principal</text:span></text:p>
      <text:p text:style-name="P41"><text:span text:style-name="T2">footer</text:span><text:span text:style-name="T5"> = rodapé</text:span></text:p>
      <text:p text:style-name="P33"/>
      <text:p text:style-name="P11"><text:span text:style-name="T2">H</text:span> = Título (h1 – h6)</text:p>
      <text:p text:style-name="P11"><text:span text:style-name="T2">p</text:span> = Paragrafo </text:p>
      <text:p text:style-name="P11"><text:span text:style-name="T2">strong</text:span> = negrito</text:p>
      <text:p text:style-name="P12"><text:span text:style-name="T2">em</text:span> = itálico</text:p>
      <text:p text:style-name="P15"><text:span text:style-name="T2">ul</text:span> = Lista não ordenada</text:p>
      <text:p text:style-name="P15"><text:tab/><text:span text:style-name="T2">li</text:span> = marcar os itens da lista</text:p>
      <text:p text:style-name="P15"><text:span text:style-name="T2">ol</text:span> = Lista ordenada</text:p>
      <text:p text:style-name="P16"><text:tab/><text:span text:style-name="T2">li</text:span> = marcar os itens da lista</text:p>
      <text:p text:style-name="P23"><text:span text:style-name="T2">div</text:span> = divisão</text:p>
      <text:p text:style-name="P24"><text:span text:style-name="T2">a</text:span> = Conteúdo – Âncora </text:p>
      <text:p text:style-name="P25"><text:span text:style-name="T2">nav</text:span> = <text:span text:style-name="T11">N</text:span>avegação (menu)</text:p>
      <text:p text:style-name="P6"/>
      <text:p text:style-name="P6"/>
      <text:p text:style-name="P6"/>
      <text:p text:style-name="P9">Formatação <text:span text:style-name="T7">CSS</text:span></text:p>
      <text:p text:style-name="P4">- Formas de inclusão de CSS:</text:p>
      <text:p text:style-name="P17">1 – Dentro do HTML</text:p>
      <text:p text:style-name="P17">2 – Dentro do Head do HTML</text:p>
      <text:p text:style-name="P17">3 – Arquivo Externo</text:p>
      <text:p text:style-name="P8"/>
      <text:p text:style-name="P4">- <text:span text:style-name="T9">Formar de marcação do CSS:</text:span></text:p>
      <text:p text:style-name="P18">1 – Utilizando as <text:span text:style-name="T10">tag</text:span></text:p>
      <text:p text:style-name="P18">2 – Utilizando o <text:span text:style-name="T10">id</text:span></text:p>
      <text:p text:style-name="P18">3 – Utilizando <text:span text:style-name="T10">classes</text:span></text:p>
      <text:p text:style-name="P8"/>
      <text:p text:style-name="P45">- <text:span text:style-name="T13">Unicode:</text:span></text:p>
      <text:p text:style-name="P42">Para realizar a inclusão de símbolos é necessário possuir o unicode.</text:p>
      <text:p text:style-name="P43">unicode-table.com</text:p>
      <text:p text:style-name="P39"><text:span text:style-name="T10"/></text:p>
      <text:p text:style-name="P5">- <text:span text:style-name="T8">Style</text:span></text:p>
      <text:p text:style-name="P19"><text:span text:style-name="T2">font-size</text:span>: Define o tamanho da fonte em pixel (padrão = 16px)</text:p>
      <text:p text:style-name="P23"><text:span text:style-name="T2">font-style</text:span>: Define o estilo da fonte</text:p>
      <text:p text:style-name="P26"><text:span text:style-name="T2">font-weight</text:span>: Define peso da fonte (negrito)</text:p>
      <text:p text:style-name="P19"><text:span text:style-name="T2">text-align</text:span>: Define o alinhamento do texto</text:p>
      <text:p text:style-name="P26"><text:span text:style-name="T2">text-transform</text:span>: Define formatação do texto (maiúsculo)</text:p>
      <text:p text:style-name="P29"><text:span text:style-name="T2">text-decoration</text:span>: Incluir sublinhado </text:p>
      <text:p text:style-name="P20"><text:span text:style-name="T2">background</text:span>: Define o fundo</text:p>
      <text:p text:style-name="P38"><text:span text:style-name="T2">background: url(“img.png”)</text:span>: Define uma imagem como fundo</text:p>
      <text:p text:style-name="P20"><text:soft-page-break/><text:span text:style-name="T2">color</text:span>: Define a cor da fonte</text:p>
      <text:p text:style-name="P21"><text:span text:style-name="T2">id</text:span>: Usado para identificar tag html que será formatada pelo css</text:p>
      <text:p text:style-name="P22"><text:span text:style-name="T2">height</text:span>: Altura em pixel</text:p>
      <text:p text:style-name="P22"><text:span text:style-name="T2">width</text:span>: Largura em pixel</text:p>
      <text:p text:style-name="P22"><text:span text:style-name="T2">border</text:span>: Borda</text:p>
      <text:p text:style-name="P29"><text:span text:style-name="T2">border-radius</text:span>: Borda Arredondada</text:p>
      <text:p text:style-name="P22"><text:span text:style-name="T2">padding</text:span>: Espaçamento Interno</text:p>
      <text:p text:style-name="P22"><text:span text:style-name="T2">margin</text:span>: Espaçamento Externo</text:p>
      <text:p text:style-name="P27"><text:span text:style-name="T2">display</text:span>: tipo de caixa de renderização (inline; block;inline-block)</text:p>
      <text:p text:style-name="P28"><text:span text:style-name="T2">position</text:span>: Define o tipo de posição do elemento na página</text:p>
      <text:p text:style-name="P29"><text:span text:style-name="T2">hover</text:span>: Incluir interação com o usuário <text:span text:style-name="T12">(passar o mouse)</text:span></text:p>
      <text:p text:style-name="P36"><text:span text:style-name="T2">active</text:span>: Incluir interação com o usuário (clique do mouse)</text:p>
      <text:p text:style-name="P36"/>
      <text:p text:style-name="P7"/>
      <text:p text:style-name="P6"/>
      <text:p text:style-name="P6"/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21:07:49.953264500</meta:creation-date>
    <meta:generator>LibreOffice/6.0.7.3$Linux_X86_64 LibreOffice_project/00m0$Build-3</meta:generator>
    <dc:date>2021-04-27T02:00:04.802197946</dc:date>
    <meta:editing-duration>PT4H6M26S</meta:editing-duration>
    <meta:editing-cycles>11</meta:editing-cycles>
    <meta:document-statistic meta:table-count="0" meta:image-count="0" meta:object-count="0" meta:page-count="2" meta:paragraph-count="57" meta:word-count="307" meta:character-count="1855" meta:non-whitespace-character-count="1591"/>
  </office:meta>
</office:document-meta>
</file>